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5683333333333cm"/>
    </style:style>
    <style:style style:name="co4" style:family="table-column">
      <style:table-column-properties fo:break-before="auto" style:column-width="5.73616666666667cm"/>
    </style:style>
    <style:style style:name="co5" style:family="table-column">
      <style:table-column-properties fo:break-before="auto" style:column-width="11.2395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50.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1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1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1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 (based on first appearance)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78" table:style-name="ce9">
            <text:p>7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45" table:style-name="ce9">
            <text:p>4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68" table:style-name="ce9">
            <text:p>6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45" table:style-name="ce9">
            <text:p>4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56" table:style-name="ce9">
            <text:p>5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58" table:style-name="ce9">
            <text:p>5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57" table:style-name="ce9">
            <text:p>5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55" table:style-name="ce9">
            <text:p>5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All variables at 7 characters max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office:value-type="string" table:style-name="ce9">
            <text:p>No global variables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125" table:style-name="ce9">
            <text:p>12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1" table:style-name="ce9">
            <text:p>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36" table:style-name="ce9">
            <text:p>3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89" table:style-name="ce9">
            <text:p>8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329" table:style-name="ce9">
            <text:p>32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office:value-type="string" table:style-name="ce9">
            <text:p>File output (results.txt) shows an overflow in rmclrs variabl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office:value-type="string" table:style-name="ce9">
            <text:p>Some variables are categorized together, but not assigned together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176" table:style-name="ce9">
            <text:p>17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118" table:style-name="ce9">
            <text:p>11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26" table:style-name="ce9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124" table:style-name="ce9">
            <text:p>12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126" table:style-name="ce9">
            <text:p>12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334" table:style-name="ce9">
            <text:p>33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160" table:style-name="ce9">
            <text:p>16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170" table:style-name="ce9">
            <text:p>17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160" table:style-name="ce9">
            <text:p>16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304" table:style-name="ce9">
            <text:p>30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11" table:style-name="ce9">
            <text:p>111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124" table:style-name="ce9">
            <text:p>12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95" table:style-name="ce9">
            <text:p>9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140" table:style-name="ce9">
            <text:p>1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124" table:style-name="ce9">
            <text:p>12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Output only - 177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RCC RCCD</meta:initial-creator>
    <dc:creator>Jake Yokley</dc:creator>
    <meta:creation-date>2017-01-25T10:21:36Z</meta:creation-date>
    <dc:date>2017-11-06T07:12:49Z</dc:date>
    <meta:editing-cycles>8</meta:editing-cycles>
    <meta:editing-duration>PT2719S</meta:editing-duration>
  </office:meta>
</office:document-meta>
</file>